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46" calcext:value-type="float">
            <text:p>1146</text:p>
          </table:table-cell>
          <table:table-cell table:style-name="ce7" table:formula="of:=COUNTIF([.B7:.B1000000];&quot;X&quot;)" office:value-type="float" office:value="989" calcext:value-type="float">
            <text:p>989</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7" calcext:value-type="float">
            <text:p>127</text:p>
          </table:table-cell>
          <table:table-cell table:style-name="ce25" table:formula="of:=SUM([.B2:.F2])" office:value-type="float" office:value="1212" calcext:value-type="float">
            <text:p>12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51]+1" office:value-type="date" office:date-value="2025-01-31" calcext:value-type="date">
            <text:p>3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rabalhar, mesmo com o notebook ainda com alguns defeitinh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3" table:number-rows-repeated="9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31">00/00/0000</text:date>, <text:time style:data-style-name="N2" text:time-value="23:16:53.9007861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31T23:17:54.956764458</dc:date>
    <meta:editing-duration>P1DT7H38M38S</meta:editing-duration>
    <meta:editing-cycles>1149</meta:editing-cycles>
    <meta:document-statistic meta:table-count="1" meta:cell-count="6905" meta:object-count="0"/>
  </office:meta>
</office:document-meta>
</file>